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1000000AEEBB1F214143D0414.jpg" manifest:media-type="image/jpeg"/>
  <manifest:file-entry manifest:full-path="Pictures/10000000000000C1000000AE4251A29A71649CDE.jpg" manifest:media-type="image/jpeg"/>
  <manifest:file-entry manifest:full-path="Pictures/10000000000000C1000000AE1CC0202F47CCA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05cm" svg:height="4.603cm" svg:x="1cm" svg:y="1cm">
          <draw:image xlink:href="Pictures/10000000000000C1000000AE4251A29A71649CDE.jpg" xlink:type="simple" xlink:show="embed" xlink:actuate="onLoad">
            <text:p/>
          </draw:image>
        </draw:frame>
        <draw:frame draw:style-name="gr1" draw:text-style-name="P1" draw:layer="layout" svg:width="5.105cm" svg:height="4.603cm" svg:x="1cm" svg:y="24.097cm">
          <draw:image xlink:href="Pictures/10000000000000C1000000AE1CC0202F47CCAA3C.jpg" xlink:type="simple" xlink:show="embed" xlink:actuate="onLoad">
            <text:p/>
          </draw:image>
        </draw:frame>
        <draw:frame draw:style-name="gr1" draw:text-style-name="P1" draw:layer="layout" svg:width="5.105cm" svg:height="4.603cm" svg:x="1cm" svg:y="15.397cm">
          <draw:image xlink:href="Pictures/10000000000000C1000000AE1CC0202F47CCAA3C.jpg" xlink:type="simple" xlink:show="embed" xlink:actuate="onLoad">
            <text:p/>
          </draw:image>
        </draw:frame>
        <draw:frame draw:style-name="gr1" draw:text-style-name="P1" draw:layer="layout" svg:width="5.105cm" svg:height="4.603cm" svg:x="1cm" svg:y="7.453cm">
          <draw:image xlink:href="Pictures/10000000000000C1000000AE1CC0202F47CCAA3C.jpg" xlink:type="simple" xlink:show="embed" xlink:actuate="onLoad">
            <text:p/>
          </draw:image>
        </draw:frame>
        <draw:frame draw:style-name="gr1" draw:text-style-name="P1" draw:layer="layout" svg:width="5.105cm" svg:height="4.603cm" svg:x="12.396cm" svg:y="1cm">
          <draw:image xlink:href="Pictures/10000000000000C1000000AE1CC0202F47CCAA3C.jpg" xlink:type="simple" xlink:show="embed" xlink:actuate="onLoad">
            <text:p/>
          </draw:image>
        </draw:frame>
        <draw:frame draw:style-name="gr1" draw:text-style-name="P1" draw:layer="layout" svg:width="5.105cm" svg:height="4.603cm" svg:x="12.396cm" svg:y="15.397cm">
          <draw:image xlink:href="Pictures/10000000000000C1000000AE1CC0202F47CCAA3C.jpg" xlink:type="simple" xlink:show="embed" xlink:actuate="onLoad">
            <text:p/>
          </draw:image>
        </draw:frame>
        <draw:frame draw:style-name="gr1" draw:text-style-name="P1" draw:layer="layout" svg:width="5.105cm" svg:height="4.603cm" svg:x="12.462cm" svg:y="7.487cm">
          <draw:image xlink:href="Pictures/10000000000000C1000000AEEBB1F214143D041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20:58:51.961756916</meta:creation-date>
    <dc:date>2018-05-11T21:02:51.394511975</dc:date>
    <dc:creator>Dirk Schanz</dc:creator>
    <meta:editing-duration>PT3M59S</meta:editing-duration>
    <meta:editing-cycles>1</meta:editing-cycles>
    <meta:document-statistic meta:object-count="7"/>
    <meta:generator>LibreOffice/6.0.3.2$Linux_X86_64 LibreOffice_project/00m0$Build-2</meta:generator>
  </office:meta>
</office:document-meta>
</file>